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officeooo:rsid="0003f34b" officeooo:paragraph-rsid="0003f34b"/>
    </style:style>
    <style:style style:name="P2" style:family="paragraph" style:parent-style-name="Standard">
      <style:text-properties style:font-name="Liberation Sans" officeooo:rsid="0003f34b" officeooo:paragraph-rsid="0003f34b"/>
    </style:style>
    <style:style style:name="P3" style:family="paragraph" style:parent-style-name="Standard">
      <style:text-properties style:font-name="Liberation Sans" officeooo:rsid="00048795" officeooo:paragraph-rsid="00048795"/>
    </style:style>
    <style:style style:name="P4" style:family="paragraph" style:parent-style-name="Standard">
      <style:text-properties style:font-name="Liberation Sans" officeooo:rsid="00177abc" officeooo:paragraph-rsid="00168e8a"/>
    </style:style>
    <style:style style:name="P5" style:family="paragraph" style:parent-style-name="Standard">
      <style:text-properties style:font-name="Liberation Sans" officeooo:rsid="001d87d3" officeooo:paragraph-rsid="001d87d3"/>
    </style:style>
    <style:style style:name="P6" style:family="paragraph" style:parent-style-name="Standard">
      <style:text-properties style:font-name="Liberation Sans" officeooo:rsid="002464a8" officeooo:paragraph-rsid="002464a8"/>
    </style:style>
    <style:style style:name="P7" style:family="paragraph" style:parent-style-name="Standard">
      <style:text-properties style:font-name="Liberation Sans" officeooo:rsid="001ea307" officeooo:paragraph-rsid="001ea307"/>
    </style:style>
    <style:style style:name="P8" style:family="paragraph" style:parent-style-name="Standard">
      <style:text-properties style:font-name="Liberation Sans" officeooo:rsid="002353a2" officeooo:paragraph-rsid="002353a2"/>
    </style:style>
    <style:style style:name="P9" style:family="paragraph" style:parent-style-name="Standard">
      <style:text-properties style:font-name="Liberation Sans" officeooo:rsid="00200065" officeooo:paragraph-rsid="00200065"/>
    </style:style>
    <style:style style:name="P10" style:family="paragraph" style:parent-style-name="Standard">
      <style:text-properties style:font-name="Liberation Sans" officeooo:paragraph-rsid="001ea307"/>
    </style:style>
    <style:style style:name="P11" style:family="paragraph" style:parent-style-name="Standard">
      <style:text-properties style:font-name="Liberation Sans" officeooo:rsid="00909161" officeooo:paragraph-rsid="00909161"/>
    </style:style>
    <style:style style:name="P12" style:family="paragraph" style:parent-style-name="Standard">
      <style:text-properties style:font-name="Liberation Sans" officeooo:rsid="0072dd37" officeooo:paragraph-rsid="0072dd37"/>
    </style:style>
    <style:style style:name="P13" style:family="paragraph" style:parent-style-name="Standard">
      <style:text-properties style:font-name="Liberation Sans" officeooo:rsid="007b06a9" officeooo:paragraph-rsid="007b06a9"/>
    </style:style>
    <style:style style:name="P14" style:family="paragraph" style:parent-style-name="Standard">
      <style:text-properties style:font-name="Liberation Sans" fo:font-size="10pt" officeooo:rsid="001ea307" officeooo:paragraph-rsid="0091686d" style:font-size-asian="10pt" style:font-size-complex="10pt"/>
    </style:style>
    <style:style style:name="P15" style:family="paragraph" style:parent-style-name="Standard">
      <style:text-properties officeooo:rsid="007e7825"/>
    </style:style>
    <style:style style:name="P16" style:family="paragraph" style:parent-style-name="Standard">
      <style:text-properties officeooo:rsid="007e7825" officeooo:paragraph-rsid="007ef312"/>
    </style:style>
    <style:style style:name="P17" style:family="paragraph" style:parent-style-name="Standard">
      <style:text-properties officeooo:rsid="007ef312" officeooo:paragraph-rsid="007ef312"/>
    </style:style>
    <style:style style:name="P18" style:family="paragraph" style:parent-style-name="Text_20_body">
      <style:text-properties style:font-name="Liberation Sans" officeooo:rsid="002a6031" officeooo:paragraph-rsid="002a6031"/>
    </style:style>
    <style:style style:name="P19" style:family="paragraph" style:parent-style-name="Text_20_body">
      <style:text-properties style:font-name="Liberation Sans" officeooo:rsid="002a6031" officeooo:paragraph-rsid="00855209"/>
    </style:style>
    <style:style style:name="P20" style:family="paragraph" style:parent-style-name="Text_20_body">
      <style:text-properties style:font-name="Liberation Sans" officeooo:rsid="00578330" officeooo:paragraph-rsid="005287a7"/>
    </style:style>
    <style:style style:name="P21" style:family="paragraph" style:parent-style-name="Text_20_body">
      <style:text-properties style:font-name="Liberation Sans" officeooo:rsid="006c5830" officeooo:paragraph-rsid="006c5830"/>
    </style:style>
    <style:style style:name="P22" style:family="paragraph" style:parent-style-name="Ubuntu_20_Command">
      <style:text-properties style:font-name="Ubuntu" fo:font-size="10pt" style:font-size-asian="10pt" style:font-size-complex="10pt"/>
    </style:style>
    <style:style style:name="P23" style:family="paragraph" style:parent-style-name="Ubuntu_20_Command">
      <style:text-properties style:font-name="Ubuntu" fo:font-size="10pt" officeooo:rsid="007b06a9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ans" officeooo:rsid="0003f34b" officeooo:paragraph-rsid="0003f34b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ans" officeooo:rsid="000ead3b" officeooo:paragraph-rsid="00107bdd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ans" officeooo:rsid="00048795" officeooo:paragraph-rsid="00048795"/>
    </style:style>
    <style:style style:name="P27" style:family="paragraph" style:parent-style-name="Standard" style:list-style-name="L1">
      <style:text-properties style:font-name="Liberation Sans" officeooo:rsid="00048795" officeooo:paragraph-rsid="00048795"/>
    </style:style>
    <style:style style:name="P28" style:family="paragraph" style:parent-style-name="Standard" style:list-style-name="L1">
      <style:text-properties style:font-name="Liberation Sans" officeooo:rsid="0011b417" officeooo:paragraph-rsid="0011b417"/>
    </style:style>
    <style:style style:name="P29" style:family="paragraph" style:parent-style-name="Standard" style:list-style-name="L1">
      <style:text-properties style:font-name="Liberation Sans" officeooo:rsid="00140272" officeooo:paragraph-rsid="00140272"/>
    </style:style>
    <style:style style:name="P30" style:family="paragraph" style:parent-style-name="Standard" style:list-style-name="L1">
      <style:text-properties style:font-name="Liberation Sans" officeooo:paragraph-rsid="00048795"/>
    </style:style>
    <style:style style:name="P31" style:family="paragraph" style:parent-style-name="Standard" style:list-style-name="L1">
      <style:text-properties style:font-name="Liberation Sans" officeooo:paragraph-rsid="000b87b1"/>
    </style:style>
    <style:style style:name="P32" style:family="paragraph" style:parent-style-name="Standard" style:list-style-name="L2">
      <style:text-properties style:font-name="Liberation Sans" officeooo:rsid="0066d092" officeooo:paragraph-rsid="0066d092"/>
    </style:style>
    <style:style style:name="P33" style:family="paragraph" style:parent-style-name="Standard" style:list-style-name="L2">
      <style:text-properties style:font-name="Liberation Sans" officeooo:paragraph-rsid="00686ec5"/>
    </style:style>
    <style:style style:name="P34" style:family="paragraph" style:parent-style-name="Standard" style:list-style-name="L2">
      <style:text-properties style:font-name="Liberation Sans" officeooo:paragraph-rsid="0069be6d"/>
    </style:style>
    <style:style style:name="P35" style:family="paragraph" style:parent-style-name="Standard" style:list-style-name="L2">
      <style:text-properties style:font-name="Liberation Sans" officeooo:rsid="0072dd37" officeooo:paragraph-rsid="0072dd37"/>
    </style:style>
    <style:style style:name="P36" style:family="paragraph" style:parent-style-name="Standard" style:list-style-name="L4">
      <style:text-properties style:font-name="Liberation Sans" officeooo:paragraph-rsid="004608d4"/>
    </style:style>
    <style:style style:name="P37" style:family="paragraph" style:parent-style-name="Standard" style:list-style-name="L6">
      <style:text-properties style:font-name="Liberation Sans" officeooo:rsid="00152a10" officeooo:paragraph-rsid="00152a10"/>
    </style:style>
    <style:style style:name="P38" style:family="paragraph" style:parent-style-name="Standard" style:list-style-name="L6">
      <style:text-properties style:font-name="Liberation Sans" officeooo:rsid="00152a10" officeooo:paragraph-rsid="009a245d"/>
    </style:style>
    <style:style style:name="P39" style:family="paragraph" style:parent-style-name="Standard" style:list-style-name="L6">
      <style:text-properties style:font-name="Liberation Sans" officeooo:rsid="00152a10" officeooo:paragraph-rsid="009ddfdd"/>
    </style:style>
    <style:style style:name="P40" style:family="paragraph" style:parent-style-name="Standard" style:list-style-name="L6">
      <style:text-properties style:font-name="Liberation Sans" officeooo:rsid="004ec6c4" officeooo:paragraph-rsid="009696c8"/>
    </style:style>
    <style:style style:name="P41" style:family="paragraph" style:parent-style-name="Standard" style:list-style-name="L6">
      <style:text-properties style:font-name="Liberation Sans" officeooo:rsid="008b5196" officeooo:paragraph-rsid="008b5196"/>
    </style:style>
    <style:style style:name="P42" style:family="paragraph" style:parent-style-name="Standard" style:list-style-name="L6">
      <style:text-properties style:font-name="Liberation Sans" officeooo:rsid="008b5196" officeooo:paragraph-rsid="009696c8"/>
    </style:style>
    <style:style style:name="P43" style:family="paragraph" style:parent-style-name="Standard" style:list-style-name="L6">
      <style:text-properties style:font-name="Liberation Sans" officeooo:rsid="008bf931" officeooo:paragraph-rsid="008bf931"/>
    </style:style>
    <style:style style:name="P44" style:family="paragraph" style:parent-style-name="Standard" style:list-style-name="L6">
      <style:text-properties style:font-name="Liberation Sans" officeooo:rsid="008bf931" officeooo:paragraph-rsid="009696c8"/>
    </style:style>
    <style:style style:name="P45" style:family="paragraph" style:parent-style-name="Standard" style:list-style-name="L6">
      <style:text-properties style:font-name="Liberation Sans" officeooo:rsid="008c3a34" officeooo:paragraph-rsid="009696c8"/>
    </style:style>
    <style:style style:name="P46" style:family="paragraph" style:parent-style-name="Standard" style:list-style-name="L6">
      <style:text-properties style:font-name="Liberation Sans" officeooo:rsid="00822f6d" officeooo:paragraph-rsid="00822f6d"/>
    </style:style>
    <style:style style:name="P47" style:family="paragraph" style:parent-style-name="Standard" style:list-style-name="L6">
      <style:text-properties style:font-name="Liberation Sans" officeooo:rsid="00822f6d" officeooo:paragraph-rsid="0092ce0d"/>
    </style:style>
    <style:style style:name="P48" style:family="paragraph" style:parent-style-name="Standard" style:list-style-name="L6">
      <style:text-properties style:font-name="Liberation Sans" officeooo:rsid="00822f6d" officeooo:paragraph-rsid="00972359"/>
    </style:style>
    <style:style style:name="P49" style:family="paragraph" style:parent-style-name="Standard" style:list-style-name="L6">
      <style:text-properties style:font-name="Liberation Sans" officeooo:rsid="00822f6d" officeooo:paragraph-rsid="00978493"/>
    </style:style>
    <style:style style:name="P50" style:family="paragraph" style:parent-style-name="Standard" style:list-style-name="L6">
      <style:text-properties style:font-name="Liberation Sans" officeooo:rsid="00822f6d" officeooo:paragraph-rsid="009f9213"/>
    </style:style>
    <style:style style:name="P51" style:family="paragraph" style:parent-style-name="Standard" style:list-style-name="L6">
      <style:text-properties style:font-name="Liberation Sans" officeooo:rsid="00822f6d" officeooo:paragraph-rsid="00a0bb05"/>
    </style:style>
    <style:style style:name="P52" style:family="paragraph" style:parent-style-name="Standard" style:list-style-name="L6">
      <style:text-properties style:font-name="Liberation Sans" officeooo:rsid="0015358c" officeooo:paragraph-rsid="0015358c"/>
    </style:style>
    <style:style style:name="P53" style:family="paragraph" style:parent-style-name="Standard" style:list-style-name="L6">
      <style:text-properties style:font-name="Liberation Sans" officeooo:paragraph-rsid="00196792"/>
    </style:style>
    <style:style style:name="P54" style:family="paragraph" style:parent-style-name="Standard" style:list-style-name="L6">
      <style:text-properties style:font-name="Liberation Sans" officeooo:paragraph-rsid="0015f8f4"/>
    </style:style>
    <style:style style:name="P55" style:family="paragraph" style:parent-style-name="Standard" style:list-style-name="L6">
      <style:text-properties style:font-name="Liberation Sans" officeooo:paragraph-rsid="00187fe9"/>
    </style:style>
    <style:style style:name="P56" style:family="paragraph" style:parent-style-name="Standard" style:list-style-name="L6">
      <style:text-properties style:font-name="Liberation Sans" officeooo:paragraph-rsid="005d475d"/>
    </style:style>
    <style:style style:name="P57" style:family="paragraph" style:parent-style-name="Standard" style:list-style-name="L6">
      <style:text-properties style:font-name="Liberation Sans" officeooo:paragraph-rsid="00168e8a"/>
    </style:style>
    <style:style style:name="P58" style:family="paragraph" style:parent-style-name="Standard" style:list-style-name="L6">
      <style:text-properties style:font-name="Liberation Sans" officeooo:rsid="0015f8f4" officeooo:paragraph-rsid="0015f8f4"/>
    </style:style>
    <style:style style:name="P59" style:family="paragraph" style:parent-style-name="Standard" style:list-style-name="L6">
      <style:text-properties style:font-name="Liberation Sans" officeooo:rsid="00168e8a" officeooo:paragraph-rsid="00168e8a"/>
    </style:style>
    <style:style style:name="P60" style:family="paragraph" style:parent-style-name="Standard" style:list-style-name="L6">
      <style:text-properties style:font-name="Liberation Sans" officeooo:rsid="00832d50" officeooo:paragraph-rsid="00832d50"/>
    </style:style>
    <style:style style:name="P61" style:family="paragraph" style:parent-style-name="Standard" style:list-style-name="L6">
      <style:text-properties style:font-name="Liberation Sans" officeooo:rsid="0018f4d9" officeooo:paragraph-rsid="0018f4d9"/>
    </style:style>
    <style:style style:name="P62" style:family="paragraph" style:parent-style-name="Standard" style:list-style-name="L6">
      <style:text-properties style:font-name="Liberation Sans" officeooo:rsid="0018f4d9" officeooo:paragraph-rsid="009dc657"/>
    </style:style>
    <style:style style:name="P63" style:family="paragraph" style:parent-style-name="Standard" style:list-style-name="L6">
      <style:text-properties style:font-name="Liberation Sans" officeooo:rsid="004d56e5" officeooo:paragraph-rsid="004d56e5"/>
    </style:style>
    <style:style style:name="P64" style:family="paragraph" style:parent-style-name="Standard">
      <style:text-properties style:font-name="Liberation Sans" officeooo:rsid="0091686d" officeooo:paragraph-rsid="0091686d"/>
    </style:style>
    <style:style style:name="P65" style:family="paragraph" style:parent-style-name="Standard">
      <style:text-properties style:font-name="Liberation Sans" officeooo:rsid="001d87d3" officeooo:paragraph-rsid="001d87d3"/>
    </style:style>
    <style:style style:name="P66" style:family="paragraph" style:parent-style-name="Standard">
      <style:text-properties style:font-name="Liberation Sans" officeooo:rsid="001d87d3" officeooo:paragraph-rsid="00a2787c"/>
    </style:style>
    <style:style style:name="P67" style:family="paragraph" style:parent-style-name="Standard">
      <style:text-properties style:font-name="Liberation Sans" officeooo:rsid="00909161" officeooo:paragraph-rsid="00048795"/>
    </style:style>
    <style:style style:name="P68" style:family="paragraph" style:parent-style-name="Standard" style:list-style-name="L5">
      <style:text-properties officeooo:paragraph-rsid="007e7825"/>
    </style:style>
    <style:style style:name="P69" style:family="paragraph" style:parent-style-name="Standard" style:list-style-name="L5">
      <style:text-properties officeooo:rsid="007ef312" officeooo:paragraph-rsid="007ef312"/>
    </style:style>
    <style:style style:name="P70" style:family="paragraph" style:parent-style-name="Standard" style:list-style-name="L5">
      <style:text-properties officeooo:rsid="007f84d4" officeooo:paragraph-rsid="007f84d4"/>
    </style:style>
    <style:style style:name="P71" style:family="paragraph" style:parent-style-name="Standard" style:list-style-name="L5">
      <style:text-properties officeooo:rsid="007f84d4" officeooo:paragraph-rsid="0080bc60"/>
    </style:style>
    <style:style style:name="P72" style:family="paragraph" style:parent-style-name="Standard" style:list-style-name="L5">
      <style:text-properties officeooo:rsid="0080bc60" officeooo:paragraph-rsid="0080bc60"/>
    </style:style>
    <style:style style:name="P73" style:family="paragraph" style:parent-style-name="Standard" style:list-style-name="L5">
      <style:text-properties officeooo:rsid="008afa6b" officeooo:paragraph-rsid="008afa6b"/>
    </style:style>
    <style:style style:name="P74" style:family="paragraph" style:parent-style-name="Standard" style:list-style-name="L5">
      <style:text-properties officeooo:rsid="00875f10" officeooo:paragraph-rsid="00875f10"/>
    </style:style>
    <style:style style:name="P75" style:family="paragraph" style:parent-style-name="Standard" style:list-style-name="L7">
      <style:text-properties officeooo:paragraph-rsid="008e3978"/>
    </style:style>
    <style:style style:name="P76" style:family="paragraph" style:parent-style-name="Standard" style:list-style-name="L7">
      <style:text-properties officeooo:rsid="008938ed" officeooo:paragraph-rsid="008938ed"/>
    </style:style>
    <style:style style:name="P77" style:family="paragraph" style:parent-style-name="Standard" style:list-style-name="L7">
      <style:text-properties officeooo:rsid="008a6799" officeooo:paragraph-rsid="008a6799"/>
    </style:style>
    <style:style style:name="P78" style:family="paragraph" style:parent-style-name="Standard">
      <style:text-properties officeooo:rsid="008a6799" officeooo:paragraph-rsid="008a6799"/>
    </style:style>
    <style:style style:name="P79" style:family="paragraph" style:parent-style-name="Standard">
      <style:text-properties officeooo:rsid="008a6799" officeooo:paragraph-rsid="009391de"/>
    </style:style>
    <style:style style:name="P80" style:family="paragraph" style:parent-style-name="Standard">
      <style:text-properties style:font-name="Ubuntu" fo:font-size="10pt" officeooo:rsid="001d87d3" officeooo:paragraph-rsid="00a2787c" style:font-size-asian="10pt" style:font-size-complex="10pt"/>
    </style:style>
    <style:style style:name="P81" style:family="paragraph" style:parent-style-name="Text_20_body" style:list-style-name="L3">
      <style:text-properties style:font-name="Liberation Sans" officeooo:rsid="00855209" officeooo:paragraph-rsid="00855209"/>
    </style:style>
    <style:style style:name="P82" style:family="paragraph" style:parent-style-name="Text_20_body" style:list-style-name="L3">
      <style:text-properties style:font-name="Liberation Sans" officeooo:rsid="0085be2c" officeooo:paragraph-rsid="0085be2c"/>
    </style:style>
    <style:style style:name="P83" style:family="paragraph" style:parent-style-name="Text_20_body" style:list-style-name="L3">
      <style:text-properties style:font-name="Liberation Sans" officeooo:rsid="002d9006" officeooo:paragraph-rsid="002d9006"/>
    </style:style>
    <style:style style:name="P84" style:family="paragraph" style:parent-style-name="Text_20_body" style:list-style-name="L3">
      <style:text-properties style:font-name="Liberation Sans" officeooo:paragraph-rsid="002d9006"/>
    </style:style>
    <style:style style:name="P85" style:family="paragraph" style:parent-style-name="Text_20_body" style:list-style-name="L3">
      <style:text-properties style:font-name="Liberation Sans" officeooo:paragraph-rsid="002f10d9"/>
    </style:style>
    <style:style style:name="P86" style:family="paragraph" style:parent-style-name="Text_20_body" style:list-style-name="L3">
      <style:text-properties style:font-name="Liberation Sans" officeooo:paragraph-rsid="00650a4c"/>
    </style:style>
    <style:style style:name="P87" style:family="paragraph" style:parent-style-name="Text_20_body" style:list-style-name="L3">
      <style:text-properties style:font-name="Liberation Sans" officeooo:rsid="006d212c" officeooo:paragraph-rsid="006d212c"/>
    </style:style>
    <style:style style:name="P88" style:family="paragraph" style:parent-style-name="Text_20_body" style:list-style-name="L3">
      <style:text-properties style:font-name="Liberation Sans" officeooo:rsid="007cd70d" officeooo:paragraph-rsid="007cd70d"/>
    </style:style>
    <style:style style:name="P89" style:family="paragraph" style:parent-style-name="Text_20_body" style:list-style-name="L3">
      <style:text-properties style:font-name="Liberation Sans" officeooo:rsid="00786523" officeooo:paragraph-rsid="00786523"/>
    </style:style>
    <style:style style:name="P90" style:family="paragraph" style:parent-style-name="Text_20_body" style:list-style-name="L3">
      <style:text-properties style:font-name="Liberation Sans" officeooo:rsid="007a1b8d" officeooo:paragraph-rsid="007a1b8d"/>
    </style:style>
    <style:style style:name="P91" style:family="paragraph" style:parent-style-name="Text_20_body" style:list-style-name="L4">
      <style:text-properties style:font-name="Liberation Sans" officeooo:paragraph-rsid="00503325"/>
    </style:style>
    <style:style style:name="P92" style:family="paragraph" style:parent-style-name="Text_20_body" style:list-style-name="L4">
      <style:text-properties style:font-name="Liberation Sans" officeooo:paragraph-rsid="0050e16e"/>
    </style:style>
    <style:style style:name="P93" style:family="paragraph" style:parent-style-name="Text_20_body" style:list-style-name="L4">
      <style:text-properties style:font-name="Liberation Sans" officeooo:paragraph-rsid="005287a7"/>
    </style:style>
    <style:style style:name="P94" style:family="paragraph" style:parent-style-name="Text_20_body">
      <style:text-properties officeooo:paragraph-rsid="00941fa6"/>
    </style:style>
    <style:style style:name="P95" style:family="paragraph" style:parent-style-name="Heading_20_1">
      <style:paragraph-properties fo:text-align="center" style:justify-single-word="false"/>
      <style:text-properties style:font-name="Liberation Sans" officeooo:rsid="0003f34b"/>
    </style:style>
    <style:style style:name="P96" style:family="paragraph" style:parent-style-name="Heading_20_1">
      <style:paragraph-properties fo:text-align="center" style:justify-single-word="false" fo:break-before="page"/>
      <style:text-properties style:font-name="Liberation Sans" officeooo:rsid="00855209" officeooo:paragraph-rsid="00855209"/>
    </style:style>
    <style:style style:name="P97" style:family="paragraph" style:parent-style-name="Heading_20_1">
      <style:paragraph-properties fo:text-align="center" style:justify-single-word="false" fo:break-before="page"/>
      <style:text-properties style:font-name="Liberation Sans" officeooo:rsid="002a6031"/>
    </style:style>
    <style:style style:name="P98" style:family="paragraph" style:parent-style-name="Heading_20_1">
      <style:paragraph-properties fo:text-align="center" style:justify-single-word="false" fo:break-before="page"/>
      <style:text-properties style:font-name="Liberation Sans" officeooo:rsid="00152a10" officeooo:paragraph-rsid="00152a10"/>
    </style:style>
    <style:style style:name="P99" style:family="paragraph" style:parent-style-name="Heading_20_1">
      <style:paragraph-properties fo:text-align="center" style:justify-single-word="false" fo:break-before="page"/>
      <style:text-properties style:font-name="Liberation Sans" officeooo:rsid="001d87d3" officeooo:paragraph-rsid="001d87d3"/>
    </style:style>
    <style:style style:name="P100" style:family="paragraph" style:parent-style-name="Heading_20_1">
      <style:paragraph-properties fo:text-align="center" style:justify-single-word="false" fo:break-before="page"/>
      <style:text-properties officeooo:rsid="007e7825" officeooo:paragraph-rsid="007e7825"/>
    </style:style>
    <style:style style:name="P101" style:family="paragraph" style:parent-style-name="Heading_20_1">
      <style:paragraph-properties fo:text-align="center" style:justify-single-word="false" fo:break-before="page"/>
      <style:text-properties officeooo:paragraph-rsid="007ef312"/>
    </style:style>
    <style:style style:name="P102" style:family="paragraph" style:parent-style-name="Heading_20_2">
      <style:text-properties style:font-name="Liberation Sans" officeooo:rsid="000ac111"/>
    </style:style>
    <style:style style:name="P103" style:family="paragraph" style:parent-style-name="Heading_20_2">
      <style:text-properties style:font-name="Liberation Sans" officeooo:rsid="001d87d3" officeooo:paragraph-rsid="001d87d3"/>
    </style:style>
    <style:style style:name="P104" style:family="paragraph" style:parent-style-name="Heading_20_2">
      <style:text-properties officeooo:rsid="00870653" officeooo:paragraph-rsid="00870653"/>
    </style:style>
    <style:style style:name="P105" style:family="paragraph" style:parent-style-name="Heading_20_2">
      <style:text-properties officeooo:rsid="00870653" officeooo:paragraph-rsid="009391de"/>
    </style:style>
    <style:style style:name="T1" style:family="text">
      <style:text-properties officeooo:rsid="00048795"/>
    </style:style>
    <style:style style:name="T2" style:family="text">
      <style:text-properties officeooo:rsid="000b87b1"/>
    </style:style>
    <style:style style:name="T3" style:family="text">
      <style:text-properties officeooo:rsid="000c9610"/>
    </style:style>
    <style:style style:name="T4" style:family="text">
      <style:text-properties officeooo:rsid="0015f8f4"/>
    </style:style>
    <style:style style:name="T5" style:family="text">
      <style:text-properties officeooo:rsid="00168e8a"/>
    </style:style>
    <style:style style:name="T6" style:family="text">
      <style:text-properties officeooo:rsid="00177abc"/>
    </style:style>
    <style:style style:name="T7" style:family="text">
      <style:text-properties officeooo:rsid="00187fe9"/>
    </style:style>
    <style:style style:name="T8" style:family="text">
      <style:text-properties officeooo:rsid="00196792"/>
    </style:style>
    <style:style style:name="T9" style:family="text">
      <style:text-properties officeooo:rsid="0019ecf0"/>
    </style:style>
    <style:style style:name="T10" style:family="text">
      <style:text-properties officeooo:rsid="001a604f"/>
    </style:style>
    <style:style style:name="T11" style:family="text">
      <style:text-properties officeooo:rsid="001ea307"/>
    </style:style>
    <style:style style:name="T12" style:family="text">
      <style:text-properties officeooo:rsid="00230998"/>
    </style:style>
    <style:style style:name="T13" style:family="text">
      <style:text-properties officeooo:rsid="002d9006"/>
    </style:style>
    <style:style style:name="T14" style:family="text">
      <style:text-properties officeooo:rsid="0034703a"/>
    </style:style>
    <style:style style:name="T15" style:family="text">
      <style:text-properties officeooo:rsid="003661e8"/>
    </style:style>
    <style:style style:name="T16" style:family="text">
      <style:text-properties officeooo:rsid="004608d4"/>
    </style:style>
    <style:style style:name="T17" style:family="text">
      <style:text-properties officeooo:rsid="004b8172"/>
    </style:style>
    <style:style style:name="T18" style:family="text">
      <style:text-properties officeooo:rsid="00503325"/>
    </style:style>
    <style:style style:name="T19" style:family="text">
      <style:text-properties officeooo:rsid="0050dc11"/>
    </style:style>
    <style:style style:name="T20" style:family="text">
      <style:text-properties officeooo:rsid="0050e16e"/>
    </style:style>
    <style:style style:name="T21" style:family="text">
      <style:text-properties officeooo:rsid="005287a7"/>
    </style:style>
    <style:style style:name="T22" style:family="text">
      <style:text-properties officeooo:rsid="0053809e"/>
    </style:style>
    <style:style style:name="T23" style:family="text">
      <style:text-properties officeooo:rsid="00551b56"/>
    </style:style>
    <style:style style:name="T24" style:family="text">
      <style:text-properties officeooo:rsid="00560301"/>
    </style:style>
    <style:style style:name="T25" style:family="text">
      <style:text-properties officeooo:rsid="00578330"/>
    </style:style>
    <style:style style:name="T26" style:family="text">
      <style:text-properties officeooo:rsid="00594a82"/>
    </style:style>
    <style:style style:name="T27" style:family="text">
      <style:text-properties officeooo:rsid="005ce803"/>
    </style:style>
    <style:style style:name="T28" style:family="text">
      <style:text-properties officeooo:rsid="005d475d"/>
    </style:style>
    <style:style style:name="T29" style:family="text">
      <style:text-properties officeooo:rsid="005f004e"/>
    </style:style>
    <style:style style:name="T30" style:family="text">
      <style:text-properties officeooo:rsid="0060bbbb"/>
    </style:style>
    <style:style style:name="T31" style:family="text">
      <style:text-properties style:text-underline-style="none" officeooo:rsid="00503325"/>
    </style:style>
    <style:style style:name="T32" style:family="text">
      <style:text-properties style:text-underline-style="none" officeooo:rsid="0050e16e"/>
    </style:style>
    <style:style style:name="T33" style:family="text">
      <style:text-properties style:text-underline-style="none" officeooo:rsid="005287a7"/>
    </style:style>
    <style:style style:name="T34" style:family="text">
      <style:text-properties style:text-underline-style="none" officeooo:rsid="005c05eb"/>
    </style:style>
    <style:style style:name="T35" style:family="text">
      <style:text-properties style:text-underline-style="none" officeooo:rsid="006c05af"/>
    </style:style>
    <style:style style:name="T36" style:family="text">
      <style:text-properties officeooo:rsid="006d212c"/>
    </style:style>
    <style:style style:name="T37" style:family="text">
      <style:text-properties officeooo:rsid="00686ec5"/>
    </style:style>
    <style:style style:name="T38" style:family="text">
      <style:text-properties officeooo:rsid="006d746f"/>
    </style:style>
    <style:style style:name="T39" style:family="text">
      <style:text-properties officeooo:rsid="0069be6d"/>
    </style:style>
    <style:style style:name="T40" style:family="text">
      <style:text-properties officeooo:rsid="00428401"/>
    </style:style>
    <style:style style:name="T41" style:family="text">
      <style:text-properties officeooo:rsid="005af068"/>
    </style:style>
    <style:style style:name="T42" style:family="text">
      <style:text-properties officeooo:rsid="00650a4c"/>
    </style:style>
    <style:style style:name="T43" style:family="text">
      <style:text-properties officeooo:rsid="00377f65"/>
    </style:style>
    <style:style style:name="T44" style:family="text">
      <style:text-properties officeooo:rsid="0040a250"/>
    </style:style>
    <style:style style:name="T45" style:family="text">
      <style:text-properties officeooo:rsid="00747d30"/>
    </style:style>
    <style:style style:name="T46" style:family="text">
      <style:text-properties style:font-name="Ubuntu" fo:font-size="10pt" style:font-size-asian="10pt" style:font-size-complex="10pt"/>
    </style:style>
    <style:style style:name="T47" style:family="text">
      <style:text-properties style:font-name="Ubuntu" fo:font-size="10pt" officeooo:rsid="001d87d3" style:font-size-asian="10pt" style:font-size-complex="10pt"/>
    </style:style>
    <style:style style:name="T48" style:family="text">
      <style:text-properties style:font-name="Ubuntu" fo:font-size="10pt" officeooo:rsid="002353a2" style:font-size-asian="10pt" style:font-size-complex="10pt"/>
    </style:style>
    <style:style style:name="T49" style:family="text">
      <style:text-properties style:font-name="Ubuntu" fo:font-size="10pt" officeooo:rsid="0025a2dc" style:font-size-asian="10pt" style:font-size-complex="10pt"/>
    </style:style>
    <style:style style:name="T50" style:family="text">
      <style:text-properties style:font-name="Ubuntu" fo:font-size="10pt" officeooo:rsid="001ea307" style:font-size-asian="10pt" style:font-size-complex="10pt"/>
    </style:style>
    <style:style style:name="T51" style:family="text">
      <style:text-properties style:font-name="Ubuntu" fo:font-size="10pt" officeooo:rsid="00710ee8" style:font-size-asian="10pt" style:font-size-complex="10pt"/>
    </style:style>
    <style:style style:name="T52" style:family="text">
      <style:text-properties style:font-name="Ubuntu" fo:font-size="10pt" officeooo:rsid="00272d1b" style:font-size-asian="10pt" style:font-size-complex="10pt"/>
    </style:style>
    <style:style style:name="T53" style:family="text">
      <style:text-properties style:font-name="Ubuntu" fo:font-size="10pt" officeooo:rsid="0028a870" style:font-size-asian="10pt" style:font-size-complex="10pt"/>
    </style:style>
    <style:style style:name="T54" style:family="text">
      <style:text-properties officeooo:rsid="007e7825"/>
    </style:style>
    <style:style style:name="T55" style:family="text">
      <style:text-properties officeooo:rsid="007ef312"/>
    </style:style>
    <style:style style:name="T56" style:family="text">
      <style:text-properties officeooo:rsid="008283d1"/>
    </style:style>
    <style:style style:name="T57" style:family="text">
      <style:text-properties officeooo:rsid="008368e4"/>
    </style:style>
    <style:style style:name="T58" style:family="text">
      <style:text-properties officeooo:rsid="008e3978"/>
    </style:style>
    <style:style style:name="T59" style:family="text">
      <style:text-properties officeooo:rsid="008e9a95"/>
    </style:style>
    <style:style style:name="T60" style:family="text">
      <style:text-properties officeooo:rsid="0091686d"/>
    </style:style>
    <style:style style:name="T61" style:family="text">
      <style:text-properties officeooo:rsid="00918f62"/>
    </style:style>
    <style:style style:name="T62" style:family="text">
      <style:text-properties officeooo:rsid="0092ce0d"/>
    </style:style>
    <style:style style:name="T63" style:family="text">
      <style:text-properties officeooo:rsid="009391de"/>
    </style:style>
    <style:style style:name="T64" style:family="text">
      <style:text-properties officeooo:rsid="00870653"/>
    </style:style>
    <style:style style:name="T65" style:family="text">
      <style:text-properties officeooo:rsid="00941fa6"/>
    </style:style>
    <style:style style:name="T66" style:family="text">
      <style:text-properties officeooo:rsid="009570d8"/>
    </style:style>
    <style:style style:name="T67" style:family="text">
      <style:text-properties officeooo:rsid="00972359"/>
    </style:style>
    <style:style style:name="T68" style:family="text">
      <style:text-properties officeooo:rsid="00978493"/>
    </style:style>
    <style:style style:name="T69" style:family="text">
      <style:text-properties officeooo:rsid="0098f0f9"/>
    </style:style>
    <style:style style:name="T70" style:family="text">
      <style:text-properties officeooo:rsid="009a245d"/>
    </style:style>
    <style:style style:name="T71" style:family="text">
      <style:text-properties officeooo:rsid="009b5e95"/>
    </style:style>
    <style:style style:name="T72" style:family="text">
      <style:text-properties officeooo:rsid="009c61b5"/>
    </style:style>
    <style:style style:name="T73" style:family="text">
      <style:text-properties officeooo:rsid="009dc657"/>
    </style:style>
    <style:style style:name="T74" style:family="text">
      <style:text-properties officeooo:rsid="009ddfdd"/>
    </style:style>
    <style:style style:name="T75" style:family="text">
      <style:text-properties officeooo:rsid="009e6e3e"/>
    </style:style>
    <style:style style:name="T76" style:family="text">
      <style:text-properties officeooo:rsid="009f9213"/>
    </style:style>
    <style:style style:name="T77" style:family="text">
      <style:text-properties officeooo:rsid="00a0bb05"/>
    </style:style>
    <style:style style:name="T78" style:family="text">
      <style:text-properties officeooo:rsid="00a1c1d4"/>
    </style:style>
    <style:style style:name="T79" style:family="text">
      <style:text-properties officeooo:rsid="00a2787c"/>
    </style:style>
    <style:style style:name="T80" style:family="text">
      <style:text-properties officeooo:rsid="00a42a6a"/>
    </style:style>
    <style:style style:name="T81" style:family="text">
      <style:text-properties officeooo:rsid="00a4652a"/>
    </style:style>
    <style:style style:name="T82" style:family="text">
      <style:text-properties officeooo:rsid="00a710cd"/>
    </style:style>
    <style:style style:name="T83" style:family="text">
      <style:text-properties officeooo:rsid="00a76c2d"/>
    </style:style>
    <style:style style:name="T84" style:family="text">
      <style:text-properties officeooo:rsid="00a8ef6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5" text:outline-level="1">NGS Analysis Pipeline Framework Specifications</text:h>
      <text:p text:style-name="P1"/>
      <text:list xml:id="list2096284670" text:style-name="L1">
        <text:list-item>
          <text:p text:style-name="P24">Transparency – Able to see and edit what goes on in the data processing pipeline</text:p>
        </text:list-item>
        <text:list-item>
          <text:p text:style-name="P25">Easily modifiable for user's needs</text:p>
        </text:list-item>
        <text:list-item>
          <text:p text:style-name="P26">Run modes</text:p>
          <text:list>
            <text:list-item>
              <text:p text:style-name="P26">Single node – define max number of threads/processes to use</text:p>
            </text:list-item>
            <text:list-item>
              <text:p text:style-name="P27">Cluster – SGE</text:p>
            </text:list-item>
            <text:list-item>
              <text:p text:style-name="P27">Define max memory</text:p>
            </text:list-item>
            <text:list-item>
              <text:p text:style-name="P28">Simulation runs?</text:p>
            </text:list-item>
            <text:list-item>
              <text:p text:style-name="P29">Output run status</text:p>
            </text:list-item>
          </text:list>
        </text:list-item>
        <text:list-item>
          <text:p text:style-name="P30"><text:span text:style-name="T1">Option for samtools </text:span><text:span text:style-name="T30">(bamtools?)</text:span><text:span text:style-name="T1"> instead of picard</text:span></text:p>
        </text:list-item>
        <text:list-item>
          <text:p text:style-name="P27">Record benchmarking data for each step</text:p>
          <text:list>
            <text:list-item>
              <text:p text:style-name="P27">reads, sequences</text:p>
            </text:list-item>
            <text:list-item>
              <text:p text:style-name="P27">time</text:p>
            </text:list-item>
            <text:list-item>
              <text:p text:style-name="P27">file sizes</text:p>
            </text:list-item>
            <text:list-item>
              <text:p text:style-name="P27">memory use</text:p>
            </text:list-item>
          </text:list>
        </text:list-item>
        <text:list-item>
          <text:p text:style-name="P31"><text:span text:style-name="T2">Generate QC </text:span><text:span text:style-name="T3">and results reports</text:span></text:p>
        </text:list-item>
      </text:list>
      <text:p text:style-name="P67"/>
      <text:p text:style-name="P3"/>
      <text:h text:style-name="P102" text:outline-level="2">User Workflow</text:h>
      <text:p text:style-name="P2"><draw:frame draw:style-name="fr1" draw:name="Object1" text:anchor-type="paragraph" svg:x="-0.0193in" svg:y="0.0362in" svg:width="7.5102in" svg:height="1.7811in" draw:z-index="0"><draw:object xlink:href="./Object 1" xlink:type="simple" xlink:show="embed" xlink:actuate="onLoad"/><draw:image xlink:href="./ObjectReplacements/Object 1" xlink:type="simple" xlink:show="embed" xlink:actuate="onLoad"/><svg:title>Analysis Steps Overview</svg:title><svg:desc>Highest level overview of the analysis workflow.
Extend is for tertiary analyses, or other novel analysis not supported by the pipeline.</svg:desc></draw:frame></text:p>
      <text:list xml:id="list2093718680" text:style-name="L2">
        <text:list-item>
          <text:p text:style-name="P32"><text:span text:style-name="T81">Clone</text:span> <text:span text:style-name="T80">local</text:span> git repo</text:p>
        </text:list-item>
        <text:list-item>
          <text:p text:style-name="P33"><text:span text:style-name="T37">Edit </text:span><text:span text:style-name="T38">config.sh</text:span></text:p>
        </text:list-item>
        <text:list-item>
          <text:p text:style-name="P34"><text:span text:style-name="T56">In the ngs-analysis root directory, s</text:span><text:span text:style-name="T38">ource </text:span><text:span text:style-name="T39">config.sh</text:span></text:p>
        </text:list-item>
        <text:list-item>
          <text:p text:style-name="P35">Create symbolic links to fastq files inside data directory</text:p>
        </text:list-item>
      </text:list>
      <text:p text:style-name="P12"/>
      <text:p text:style-name="P12"/>
      <text:h text:style-name="P96" text:outline-level="1">Tools list</text:h>
      <text:p text:style-name="P19"/>
      <text:list xml:id="list471874837" text:style-name="L3">
        <text:list-item>
          <text:p text:style-name="P81">GATK</text:p>
        </text:list-item>
        <text:list-item>
          <text:p text:style-name="P81">Cutadapt</text:p>
        </text:list-item>
        <text:list-item>
          <text:p text:style-name="P82">Picard Tools</text:p>
        </text:list-item>
        <text:list-item>
          <text:p text:style-name="P82">Samtools</text:p>
        </text:list-item>
        <text:list-item>
          <text:p text:style-name="P82">Varscan</text:p>
        </text:list-item>
        <text:list-item>
          <text:p text:style-name="P82">Somatic Sniper</text:p>
        </text:list-item>
        <text:list-item>
          <text:p text:style-name="P82">Pindel</text:p>
        </text:list-item>
        <text:list-item>
          <text:p text:style-name="P82">Dindel</text:p>
        </text:list-item>
        <text:list-item>
          <text:p text:style-name="P82"/>
        </text:list-item>
      </text:list>
      <text:h text:style-name="P97" text:outline-level="1">Directory Structure</text:h>
      <text:p text:style-name="P18"/>
      <text:list xml:id="list186906096" text:continue-numbering="true" text:style-name="L3">
        <text:list-item>
          <text:p text:style-name="P83">Ngs-analysis</text:p>
          <text:list>
            <text:list-item>
              <text:p text:style-name="P84"><text:span text:style-name="T13">docs: </text:span><text:span text:style-name="T15"><text:s/>documentation</text:span></text:p>
            </text:list-item>
            <text:list-item>
              <text:p text:style-name="P85"><text:span text:style-name="T36">lib</text:span><text:span text:style-name="T14">: </text:span><text:span text:style-name="T36">library of functions and classes for python, bash, etc</text:span></text:p>
              <text:list>
                <text:list-item>
                  <text:p text:style-name="P87">bash</text:p>
                </text:list-item>
                <text:list-item>
                  <text:p text:style-name="P87">python</text:p>
                </text:list-item>
              </text:list>
            </text:list-item>
            <text:list-item>
              <text:p text:style-name="P86"><text:span text:style-name="T45">modules</text:span><text:span text:style-name="T40">: </text:span><text:span text:style-name="T41">contain scripts used by the pipeline framework, </text:span><text:span text:style-name="T42">also </text:span><text:span text:style-name="T43">for storing</text:span><text:span text:style-name="T44"> </text:span><text:span text:style-name="T43">user-written scripts for each ngs project</text:span></text:p>
              <text:list>
                <text:list-item>
                  <text:p text:style-name="P88">util: Utility tools for various non-specific tasks</text:p>
                </text:list-item>
                <text:list-item>
                  <text:p text:style-name="P89">seq</text:p>
                </text:list-item>
                <text:list-item>
                  <text:p text:style-name="P89">align</text:p>
                </text:list-item>
                <text:list-item>
                  <text:p text:style-name="P89">variant</text:p>
                </text:list-item>
                <text:list-item>
                  <text:p text:style-name="P89">annot</text:p>
                </text:list-item>
                <text:list-item>
                  <text:p text:style-name="P90">somatic</text:p>
                </text:list-item>
              </text:list>
            </text:list-item>
          </text:list>
        </text:list-item>
      </text:list>
      <text:list xml:id="list1243857018" text:style-name="L4">
        <text:list-item>
          <text:list>
            <text:list-item>
              <text:p text:style-name="P36"><text:span text:style-name="T16">configure.sh: </text:span><text:span text:style-name="T26">script for generating the workspace's necessary features, such as the directory structure, </text:span><text:span text:style-name="T27">setting the right paths, etc</text:span></text:p>
            </text:list-item>
            <text:list-item>
              <text:p text:style-name="P91"><text:span text:style-name="T31">*</text:span><text:span text:style-name="T35">d</text:span><text:span text:style-name="T31">ata</text:span><text:span text:style-name="T18">: </text:span><text:span text:style-name="T19">contain all the files generated during the output of the pipeline</text:span></text:p>
            </text:list-item>
            <text:list-item>
              <text:p text:style-name="P92"><text:span text:style-name="T32">*tmp</text:span><text:span text:style-name="T20">: contain intermediate files that are not important, but necessary for the pipeline</text:span></text:p>
            </text:list-item>
            <text:list-item>
              <text:p text:style-name="P93"><text:span text:style-name="T33">*report</text:span><text:span text:style-name="T34">s</text:span><text:span text:style-name="T21">: </text:span><text:span text:style-name="T23">contain </text:span><text:span text:style-name="T22">QC and other </text:span><text:span text:style-name="T23">human-readable </text:span><text:span text:style-name="T24">reports </text:span><text:span text:style-name="T25">for the project</text:span></text:p>
            </text:list-item>
          </text:list>
        </text:list-item>
      </text:list>
      <text:p text:style-name="P20"/>
      <text:p text:style-name="P21">* indicates directories generated by running configure.sh</text:p>
      <text:p text:style-name="P21"/>
      <text:p text:style-name="P21"/>
      <text:p text:style-name="P21"/>
      <text:h text:style-name="P100" text:outline-level="1">Python Library</text:h>
      <text:p text:style-name="P15"/>
      <text:list xml:id="list195618622" text:style-name="L5">
        <text:list-item>
          <text:p text:style-name="P68"><text:span text:style-name="T55">s</text:span><text:span text:style-name="T54">eq.</text:span><text:span text:style-name="T55">py</text:span></text:p>
        </text:list-item>
        <text:list-item>
          <text:p text:style-name="P69">filesys.py</text:p>
        </text:list-item>
      </text:list>
      <text:p text:style-name="P17"/>
      <text:p text:style-name="P17"/>
      <text:h text:style-name="P101" text:outline-level="1"><text:span text:style-name="T55">Required </text:span><text:span text:style-name="T54">Python </text:span><text:span text:style-name="T55">Modules</text:span></text:h>
      <text:p text:style-name="P16"/>
      <text:list xml:id="list538863838" text:continue-numbering="true" text:style-name="L5">
        <text:list-item>
          <text:p text:style-name="P70">argparse</text:p>
        </text:list-item>
        <text:list-item>
          <text:p text:style-name="P72">gzip</text:p>
        </text:list-item>
        <text:list-item>
          <text:p text:style-name="P73">os</text:p>
        </text:list-item>
        <text:list-item>
          <text:p text:style-name="P71">sys</text:p>
        </text:list-item>
        <text:list-item>
          <text:p text:style-name="P74">unittest</text:p>
        </text:list-item>
        <text:list-item>
          <text:p text:style-name="P72">zipfile</text:p>
        </text:list-item>
      </text:list>
      <text:p text:style-name="P17"/>
      <text:p text:style-name="P17"/>
      <text:h text:style-name="P98" text:outline-level="1">Development Steps</text:h>
      <text:list xml:id="list949175592" text:style-name="L6">
        <text:list-header>
          <text:p text:style-name="P37"/>
        </text:list-header>
        <text:list-item>
          <text:p text:style-name="P37">SGE Pipeline</text:p>
          <text:list>
            <text:list-item>
              <text:p text:style-name="P37">Pipeline to go from Fastq to vcf calls</text:p>
              <text:list>
                <text:list-item>
                  <text:p text:style-name="P39"><text:span text:style-name="T74">Script to generate symbolic links to all the sample fastq sequences, and to rename them </text:span><text:span text:style-name="T75">to format sample.R1.fastq.gz</text:span></text:p>
                </text:list-item>
                <text:list-item>
                  <text:p text:style-name="P38"><text:span text:style-name="T70">Use samplesheet to generate adapter sequence </text:span><text:span text:style-name="T71">input </text:span><text:span text:style-name="T72">for cutadapt.sh</text:span></text:p>
                </text:list-item>
              </text:list>
            </text:list-item>
            <text:list-item>
              <text:p text:style-name="P46">Unit tests for python library</text:p>
            </text:list-item>
            <text:list-item>
              <text:p text:style-name="P48"><text:span text:style-name="T67">Testing pipeline</text:span></text:p>
              <text:list>
                <text:list-item>
                  <text:p text:style-name="P49"><text:span text:style-name="T68">cutadapt</text:span></text:p>
                </text:list-item>
                <text:list-item>
                  <text:p text:style-name="P50"><text:span text:style-name="T76">sickle</text:span></text:p>
                  <text:list>
                    <text:list-item>
                      <text:p text:style-name="P51"><text:span text:style-name="T77">make sure sickle outputs gzipped fastq</text:span></text:p>
                    </text:list-item>
                  </text:list>
                </text:list-item>
                <text:list-item>
                  <text:p text:style-name="P50"><text:span text:style-name="T76"/></text:p>
                </text:list-item>
              </text:list>
            </text:list-item>
            <text:list-item>
              <text:p text:style-name="P47"><text:span text:style-name="T62">Fastq scores summary</text:span></text:p>
              <text:list>
                <text:list-item>
                  <text:p text:style-name="P47"><text:span text:style-name="T62">positional averages</text:span></text:p>
                </text:list-item>
                <text:list-item>
                  <text:p text:style-name="P47"><text:span text:style-name="T62">cumulative distribution of scores</text:span></text:p>
                </text:list-item>
              </text:list>
            </text:list-item>
            <text:list-item>
              <text:p text:style-name="P40">Documentation of each step in detail</text:p>
            </text:list-item>
            <text:list-item>
              <text:p text:style-name="P42">Documentation of python library</text:p>
              <text:list>
                <text:list-item>
                  <text:p text:style-name="P44">Class objects, functions</text:p>
                </text:list-item>
                <text:list-item>
                  <text:p text:style-name="P45"><text:span text:style-name="T62">XML format standards</text:span></text:p>
                </text:list-item>
              </text:list>
            </text:list-item>
          </text:list>
        </text:list-item>
        <text:list-item>
          <text:p text:style-name="P52">QC Reporting tools</text:p>
          <text:list>
            <text:list-item>
              <text:p text:style-name="P53"><text:span text:style-name="T8">Generate </text:span><text:span text:style-name="T9">sequence </text:span><text:span text:style-name="T82">statistics</text:span><text:span text:style-name="T9">, alignment </text:span><text:span text:style-name="T8">reports as HTML</text:span></text:p>
            </text:list-item>
          </text:list>
        </text:list-item>
        <text:list-item>
          <text:p text:style-name="P58">Statistics gathering an<text:span text:style-name="T84">d reports</text:span></text:p>
          <text:list>
            <text:list-item>
              <text:p text:style-name="P54"><text:span text:style-name="T4">runtime, memory, </text:span><text:span text:style-name="T10">run status</text:span></text:p>
            </text:list-item>
          </text:list>
        </text:list-item>
        <text:list-item>
          <text:p text:style-name="P59">Improvements to SGE Pipeline</text:p>
          <text:list>
            <text:list-item>
              <text:p text:style-name="P60">Benchmark various read counts</text:p>
            </text:list-item>
            <text:list-item>
              <text:p text:style-name="P55"><text:span text:style-name="T7">Resource usage </text:span><text:span text:style-name="T17">requests </text:span><text:span text:style-name="T57">based on benchmarking data</text:span></text:p>
            </text:list-item>
            <text:list-item>
              <text:p text:style-name="P61">Runtime optimization</text:p>
              <text:list>
                <text:list-item>
                  <text:p text:style-name="P62"><text:span text:style-name="T73">Merge fastq_scores.py with fastq_stats.py to save time on file io.</text:span></text:p>
                </text:list-item>
              </text:list>
            </text:list-item>
            <text:list-item>
              <text:p text:style-name="P63">Pipeline visualization (dot)</text:p>
            </text:list-item>
            <text:list-item>
              <text:p text:style-name="P56"><text:span text:style-name="T28">Scripts for checking to make sure that all the tools exists </text:span><text:span text:style-name="T29">in the paths defined</text:span></text:p>
            </text:list-item>
          </text:list>
        </text:list-item>
        <text:list-item>
          <text:p text:style-name="P57"><text:span text:style-name="T5">Single node </text:span><text:span text:style-name="T6">run mode</text:span></text:p>
        </text:list-item>
      </text:list>
      <text:p text:style-name="P4"/>
      <text:p text:style-name="P4"/>
      <text:p text:style-name="P4"/>
      <text:h text:style-name="P99" text:outline-level="1">Notes</text:h>
      <text:h text:style-name="P103" text:outline-level="2">GIT</text:h>
      <text:p text:style-name="P5">Clone</text:p>
      <text:p text:style-name="Ubuntu_20_Command"><text:bookmark text:name="checkoutcmd"/><text:span text:style-name="Teletype"><text:span text:style-name="T47">git clone https://jjinking@code.google.com/p/ngs-analysis/</text:span></text:span></text:p>
      <text:p text:style-name="P5"/>
      <text:p text:style-name="P66"><text:span text:style-name="T79">Clone from a local clone</text:span></text:p>
      <text:p text:style-name="P80"><text:span text:style-name="T79">git clone ngs-analysis blah</text:span></text:p>
      <text:p text:style-name="P5"/>
      <text:p text:style-name="P6">Check status</text:p>
      <text:p text:style-name="P22">git status</text:p>
      <text:p text:style-name="P5"/>
      <text:p text:style-name="P7">Add new file/directory</text:p>
      <text:p text:style-name="P22">git add docs</text:p>
      <text:p text:style-name="P7"/>
      <text:p text:style-name="P8">Remove file</text:p>
      <text:p text:style-name="Ubuntu_20_Command"><text:span text:style-name="Source_20_Text"><text:span text:style-name="T48">git rm </text:span></text:span><text:span text:style-name="Source_20_Text"><text:span text:style-name="T49">foo</text:span></text:span></text:p>
      <text:p text:style-name="P7"/>
      <text:p text:style-name="P64">Untrack files</text:p>
      <text:p text:style-name="P14"><text:span text:style-name="T60">git rm --cached </text:span><text:span text:style-name="T61">filename</text:span></text:p>
      <text:p text:style-name="P7"/>
      <text:p text:style-name="P9">Commit to local repo</text:p>
      <text:p text:style-name="Ubuntu_20_Command"><text:span text:style-name="Source_20_Text"><text:span text:style-name="T50">git commit </text:span></text:span><text:span text:style-name="Source_20_Text"><text:span text:style-name="T51">-a </text:span></text:span><text:span text:style-name="Source_20_Text"><text:span text:style-name="T50">-m '</text:span></text:span><text:span text:style-name="Source_20_Text"><text:span text:style-name="T52">Created docs and removed </text:span></text:span><text:span text:style-name="Source_20_Text"><text:span text:style-name="T53">file </text:span></text:span><text:span text:style-name="Source_20_Text"><text:span text:style-name="T52">foo</text:span></text:span><text:span text:style-name="Source_20_Text"><text:span text:style-name="T50">'</text:span></text:span></text:p>
      <text:p text:style-name="P7"/>
      <text:p text:style-name="P10"><text:span text:style-name="T11">Upload to main git repo </text:span><text:span text:style-name="T12">server</text:span></text:p>
      <text:p text:style-name="Ubuntu_20_Command"><text:span text:style-name="Source_20_Text"><text:span text:style-name="T46">git push origin master</text:span></text:span></text:p>
      <text:p text:style-name="P9"/>
      <text:p text:style-name="P13">See which branch I'm on, and list all branches</text:p>
      <text:p text:style-name="P23">git branch</text:p>
      <text:p text:style-name="P23"/>
      <text:p text:style-name="P23"/>
      <text:h text:style-name="P104" text:outline-level="2">Unittest</text:h>
      <text:list xml:id="list1483426823" text:style-name="L7">
        <text:list-item>
          <text:p text:style-name="P75"><text:span text:style-name="T58">In ngs-analysis base directory, run the configuration s</text:span><text:span text:style-name="T59">c</text:span><text:span text:style-name="T58">ript to set all the paths, etc</text:span></text:p>
        </text:list-item>
        <text:list-item>
          <text:p text:style-name="P76">Go to ngs-analysis/lib/python/ngs.test directory</text:p>
        </text:list-item>
        <text:list-item>
          <text:p text:style-name="P76">Run each script as a command-line tool</text:p>
        </text:list-item>
        <text:list-item>
          <text:p text:style-name="P77">Batch?</text:p>
        </text:list-item>
      </text:list>
      <text:p text:style-name="P78"/>
      <text:p text:style-name="P79"><text:span text:style-name="T63"/></text:p>
      <text:h text:style-name="P105" text:outline-level="2">Creating Shell Scripts</text:h>
      <text:p text:style-name="P94"><text:span text:style-name="T66">Example shell script: </text:span><text:span text:style-name="T65">modules/util/example.sh</text:span></text:p>
      <text:p text:style-name="P94"><text:span text:style-name="T6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Ubuntu_20_Command" style:display-name="Ubuntu Command" style:family="paragraph" style:parent-style-name="Standard" style:class="text">
      <style:text-properties style:font-name="Ubuntu1" fo:font-size="10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1" style:font-name-complex="DejaVu Sans Mono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n </meta:initial-creator>
    <meta:creation-date>2012-03-22T15:05:27</meta:creation-date>
    <dc:date>2012-04-22T16:43:04</dc:date>
    <dc:creator>Jin </dc:creator>
    <meta:editing-duration>PT510H17M33S</meta:editing-duration>
    <meta:editing-cycles>170</meta:editing-cycles>
    <meta:generator>OpenOffice.org/3.2$Unix OpenOffice.org_project/320m19$Build-9505</meta:generator>
    <meta:document-statistic meta:table-count="0" meta:image-count="0" meta:object-count="1" meta:page-count="7" meta:paragraph-count="114" meta:word-count="563" meta:character-count="32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54cm" svg:height="1.905cm" svg:x="0.7cm" svg:y="1.235cm">
          <text:p text:style-name="P1"><text:span text:style-name="T1">Checkout</text:span></text:p>
          <text:p text:style-name="P1"><text:span text:style-name="T1">git rep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2" draw:layer="layout" svg:width="2.54cm" svg:height="1.905cm" svg:x="4.475cm" svg:y="1.235cm">
          <text:p text:style-name="P1"><text:span text:style-name="T1">Setup Project</text:span></text:p>
          <text:p text:style-name="P1"><text:span text:style-name="T1">Framewor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2.54cm" svg:height="1.905cm" svg:x="8.32cm" svg:y="1.235cm">
          <text:p text:style-name="P1"><text:span text:style-name="T1">Run</text:span></text:p>
          <text:p text:style-name="P1"><text:span text:style-name="T1">Analysis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2.54cm" svg:height="1.905cm" svg:x="12.095cm" svg:y="1.235cm">
          <text:p text:style-name="P1"><text:span text:style-name="T1">Edit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2.54cm" svg:height="1.905cm" svg:x="15.835cm" svg:y="1.235cm">
          <text:p text:style-name="P1"><text:span text:style-name="T1">Ext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24cm" svg:y1="2.187cm" svg:x2="4.475cm" svg:y2="2.188cm" draw:start-shape="id1" draw:end-shape="id2" draw:end-glue-point="5" svg:d="m3240 2187h618v1h617">
          <text:p/>
        </draw:connector>
        <draw:connector draw:style-name="gr2" draw:text-style-name="P1" draw:layer="layout" svg:x1="7.015cm" svg:y1="2.188cm" svg:x2="8.32cm" svg:y2="2.188cm" draw:start-shape="id2" draw:start-glue-point="7" draw:end-shape="id3" draw:end-glue-point="5" svg:d="m7015 2188h1305">
          <text:p/>
        </draw:connector>
        <draw:connector draw:style-name="gr2" draw:text-style-name="P1" draw:layer="layout" svg:x1="10.86cm" svg:y1="2.188cm" svg:x2="12.095cm" svg:y2="2.188cm" draw:start-shape="id3" draw:start-glue-point="7" draw:end-shape="id4" draw:end-glue-point="5" svg:d="m10860 2188h1235">
          <text:p/>
        </draw:connector>
        <draw:connector draw:style-name="gr2" draw:text-style-name="P1" draw:layer="layout" svg:x1="14.635cm" svg:y1="2.188cm" svg:x2="15.835cm" svg:y2="2.188cm" draw:start-shape="id4" draw:start-glue-point="7" draw:end-shape="id5" draw:end-glue-point="5" svg:d="m14635 2188h1200">
          <text:p/>
        </draw:connector>
        <draw:connector draw:style-name="gr2" draw:text-style-name="P1" draw:layer="layout" draw:type="curve" svg:x1="13.365cm" svg:y1="3.14cm" svg:x2="9.59cm" svg:y2="3.14cm" draw:start-shape="id4" draw:start-glue-point="6" draw:end-shape="id3" draw:end-glue-point="6" svg:d="m13365 3140c0 751-3775 751-3775 0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